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6583" officeooo:paragraph-rsid="00006583"/>
    </style:style>
    <style:style style:name="P2" style:family="paragraph" style:parent-style-name="Standard">
      <style:text-properties officeooo:rsid="000111af" officeooo:paragraph-rsid="000111af"/>
    </style:style>
    <style:style style:name="P3" style:family="paragraph" style:parent-style-name="Standard">
      <style:text-properties officeooo:rsid="0002e7fd" officeooo:paragraph-rsid="0002e7fd"/>
    </style:style>
    <style:style style:name="T1" style:family="text">
      <style:text-properties officeooo:rsid="000111af"/>
    </style:style>
    <style:style style:name="T2" style:family="text">
      <style:text-properties officeooo:rsid="0002e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eiten:</text:p>
      <text:p text:style-name="P1"/>
      <text:p text:style-name="P1">LocalStorage.setItem(„warenkorb“, new Array());</text:p>
      <text:p text:style-name="P1"/>
      <text:p text:style-name="P1"/>
      <text:p text:style-name="P1">if ( localStorage.getItem(„warenkorb“)==null){</text:p>
      <text:p text:style-name="P1"><text:tab/>localeStorage.setItem(„warenkorb“, new Array())</text:p>
      <text:p text:style-name="P1">}</text:p>
      <text:p text:style-name="P1"/>
      <text:p text:style-name="P1">localStorage.clear();</text:p>
      <text:p text:style-name="P1"/>
      <text:p text:style-name="P1">//<text:span text:style-name="T1">falls man eine Liste mit den ausgewählten Artikeln versenden will</text:span></text:p>
      <text:p text:style-name="P1">//<text:span text:style-name="T2">Serverseitig</text:span></text:p>
      <text:p text:style-name="P1"/>
      <text:p text:style-name="P3">@GET</text:p>
      <text:p text:style-name="P3">@PATH(„/Artikel“)</text:p>
      <text:p text:style-name="P3">@Customes(MediaType.APPLICATION_JSON);</text:p>
      <text:p text:style-name="P3"/>
      <text:p text:style-name="P2">public String gibMirAlle(@<text:span text:style-name="T2">Query</text:span>Param(„idkette“) <text:span text:style-name="T2">String idkette</text:span>{</text:p>
      <text:p text:style-name="P2"><text:tab/>String[] ids= idkette.split(„ ,“);</text:p>
      <text:p text:style-name="P2"><text:tab/></text:p>
      <text:p text:style-name="P2">list&lt;Artikel&gt; liste = dao.loadByIDList(idkette);</text:p>
      <text:p text:style-name="P2"/>
      <text:p text:style-name="P2"><text:tab/>for (int <text:s/>i=0;i&lt;ids.length;i++){</text:p>
      <text:p text:style-name="P2"><text:tab/><text:tab/>String id = ids[i];</text:p>
      <text:p text:style-name="P2"><text:tab/><text:tab/>Artikel obj = dao.load(id);</text:p>
      <text:p text:style-name="P2"><text:tab/><text:tab/>Select * from Artikle WHERE id in (ids[i])</text:p>
      <text:p text:style-name="P2"><text:tab/>}</text:p>
      <text:p text:style-name="P2"/>
      <text:p text:style-name="P2"><text:tab/>return … ;</text:p>
      <text:p text:style-name="P2">}</text:p>
      <text:p text:style-name="P2"/>
      <text:p text:style-name="P3">Clientseitig</text:p>
      <text:p text:style-name="P2">$.ajax({</text:p>
      <text:p text:style-name="P2"><text:tab/>url:“...“;</text:p>
      <text:p text:style-name="P2"><text:tab/>Methode: „GET“;</text:p>
      <text:p text:style-name="P2"><text:tab/><text:span text:style-name="T2">data:“(idarr:[...])“;</text:span></text:p>
      <text:p text:style-name="P2"><text:tab/>dataType: „JSON“;</text:p>
      <text:p text:style-name="P2"/>
      <text:p text:style-name="P2">}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6:27:45.729562554</meta:creation-date>
    <dc:date>2019-05-27T16:47:40.772892482</dc:date>
    <meta:editing-duration>PT9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72" meta:character-count="694" meta:non-whitespace-character-count="633"/>
  </office:meta>
</office:document-meta>
</file>